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bottom="8.00pt"/>
    </style:style>
  </office:automatic-styles>
  <office:body>
    <office:text>
      <text:p text:style-name="P1"><text:span text:style-name="T1">TY trip to Glendalough</text:span></text:p>
      <text:p text:style-name="P1"><text:span text:style-name="T1">On the 12th of October, 4y went to Glendalough. They left our school at 9 o clock with their Geography teachers Ms Walsh and Ms Doyle. When we reached a small river hidden in the mountains Amber, Claire, Holly and went into the river we threw four oranges to see how fast or slow the water brought down the oranges. They had to catch the oranges at the end of the river and record the time in which we caught it. Then we went for lunch in the village. I think the highlight of our Geography Ty trip was when Ms Doyle fell into the river twice! But at the end of the day we all had a really enjoyable experienc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